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Ubuntu" fo:font-size="10pt" officeooo:rsid="0011165b" officeooo:paragraph-rsid="0011165b" style:font-size-asian="10pt" style:font-size-complex="10pt"/>
    </style:style>
    <style:style style:name="P2" style:family="paragraph" style:parent-style-name="Standard">
      <style:paragraph-properties fo:line-height="100%"/>
      <style:text-properties style:font-name="Ubuntu" fo:font-size="10pt" officeooo:rsid="0012e30e" officeooo:paragraph-rsid="0012e30e" style:font-size-asian="10pt" style:font-size-complex="10pt"/>
    </style:style>
    <style:style style:name="P3" style:family="paragraph" style:parent-style-name="Standard">
      <style:paragraph-properties fo:line-height="100%"/>
      <style:text-properties style:font-name="Ubuntu" fo:font-size="10pt" officeooo:rsid="0012e30e" officeooo:paragraph-rsid="0015483a" style:font-size-asian="10pt" style:font-size-complex="10pt"/>
    </style:style>
    <style:style style:name="P4" style:family="paragraph" style:parent-style-name="Standard">
      <style:paragraph-properties fo:line-height="100%"/>
      <style:text-properties style:font-name="Ubuntu" fo:font-size="10pt" officeooo:rsid="0012e30e" officeooo:paragraph-rsid="002b69ef" style:font-size-asian="10pt" style:font-size-complex="10pt"/>
    </style:style>
    <style:style style:name="P5" style:family="paragraph" style:parent-style-name="Standard">
      <style:paragraph-properties fo:line-height="100%"/>
      <style:text-properties style:font-name="Ubuntu" fo:font-size="10pt" officeooo:rsid="00180edd" officeooo:paragraph-rsid="00180edd" style:font-size-asian="10pt" style:font-size-complex="10pt"/>
    </style:style>
    <style:style style:name="P6" style:family="paragraph" style:parent-style-name="Standard">
      <style:paragraph-properties fo:line-height="100%"/>
      <style:text-properties style:font-name="Ubuntu" fo:font-size="10pt" officeooo:rsid="001a0870" officeooo:paragraph-rsid="001a0870" style:font-size-asian="10pt" style:font-size-complex="10pt"/>
    </style:style>
    <style:style style:name="P7" style:family="paragraph" style:parent-style-name="Standard">
      <style:paragraph-properties fo:line-height="100%"/>
      <style:text-properties style:font-name="Ubuntu" fo:font-size="10pt" officeooo:rsid="001a0870" officeooo:paragraph-rsid="00218e3c" style:font-size-asian="10pt" style:font-size-complex="10pt"/>
    </style:style>
    <style:style style:name="P8" style:family="paragraph" style:parent-style-name="Standard">
      <style:paragraph-properties fo:line-height="100%"/>
      <style:text-properties style:font-name="Ubuntu" fo:font-size="10pt" officeooo:rsid="001b8900" officeooo:paragraph-rsid="001a0870" style:font-size-asian="10pt" style:font-size-complex="10pt"/>
    </style:style>
    <style:style style:name="P9" style:family="paragraph" style:parent-style-name="Standard">
      <style:paragraph-properties fo:line-height="100%"/>
      <style:text-properties style:font-name="Ubuntu" fo:font-size="10pt" officeooo:rsid="001d6bc8" officeooo:paragraph-rsid="001d6bc8" style:font-size-asian="10pt" style:font-size-complex="10pt"/>
    </style:style>
    <style:style style:name="P10" style:family="paragraph" style:parent-style-name="Standard">
      <style:paragraph-properties fo:line-height="100%"/>
      <style:text-properties style:font-name="Ubuntu" fo:font-size="10pt" officeooo:rsid="001f0a05" officeooo:paragraph-rsid="001f0a05" style:font-size-asian="10pt" style:font-size-complex="10pt"/>
    </style:style>
    <style:style style:name="P11" style:family="paragraph" style:parent-style-name="Standard">
      <style:paragraph-properties fo:line-height="100%"/>
      <style:text-properties style:font-name="Ubuntu" fo:font-size="10pt" officeooo:rsid="00218e3c" officeooo:paragraph-rsid="001f0a05" style:font-size-asian="10pt" style:font-size-complex="10pt"/>
    </style:style>
    <style:style style:name="P12" style:family="paragraph" style:parent-style-name="Standard">
      <style:paragraph-properties fo:line-height="100%"/>
      <style:text-properties style:font-name="Ubuntu" fo:font-size="10pt" officeooo:rsid="00266b19" officeooo:paragraph-rsid="00266b19" style:font-size-asian="10pt" style:font-size-complex="10pt"/>
    </style:style>
    <style:style style:name="P13" style:family="paragraph" style:parent-style-name="Standard">
      <style:paragraph-properties fo:line-height="100%"/>
      <style:text-properties style:font-name="Ubuntu" fo:font-size="10pt" officeooo:rsid="0027b72e" officeooo:paragraph-rsid="0027b72e" style:font-size-asian="10pt" style:font-size-complex="10pt"/>
    </style:style>
    <style:style style:name="P14" style:family="paragraph" style:parent-style-name="Standard">
      <style:paragraph-properties fo:line-height="100%"/>
      <style:text-properties style:font-name="Ubuntu" fo:font-size="10pt" officeooo:rsid="00296fd6" officeooo:paragraph-rsid="00296fd6" style:font-size-asian="10pt" style:font-size-complex="10pt"/>
    </style:style>
    <style:style style:name="P15" style:family="paragraph" style:parent-style-name="Standard">
      <style:paragraph-properties fo:line-height="100%"/>
      <style:text-properties style:font-name="Ubuntu" fo:font-size="10pt" officeooo:rsid="002a2426" officeooo:paragraph-rsid="001d6bc8" style:font-size-asian="10pt" style:font-size-complex="10pt"/>
    </style:style>
    <style:style style:name="P16" style:family="paragraph" style:parent-style-name="Standard">
      <style:paragraph-properties fo:line-height="100%"/>
      <style:text-properties style:font-name="Ubuntu" fo:font-size="10pt" officeooo:rsid="002b69ef" officeooo:paragraph-rsid="002b69ef" style:font-size-asian="10pt" style:font-size-complex="10pt"/>
    </style:style>
    <style:style style:name="P17" style:family="paragraph" style:parent-style-name="Standard">
      <style:paragraph-properties fo:line-height="100%"/>
      <style:text-properties style:font-name="Ubuntu" fo:font-size="10pt" fo:font-weight="bold" officeooo:rsid="0011165b" officeooo:paragraph-rsid="0011165b" style:font-size-asian="10pt" style:font-weight-asian="bold" style:font-size-complex="10pt" style:font-weight-complex="bold"/>
    </style:style>
    <style:style style:name="P18" style:family="paragraph" style:parent-style-name="Standard" style:list-style-name="L1">
      <style:paragraph-properties fo:line-height="100%"/>
      <style:text-properties style:font-name="Ubuntu" fo:font-size="10pt" officeooo:rsid="001a0870" officeooo:paragraph-rsid="001a0870" style:font-size-asian="10pt" style:font-size-complex="10pt"/>
    </style:style>
    <style:style style:name="P19" style:family="paragraph" style:parent-style-name="Standard" style:list-style-name="L2">
      <style:paragraph-properties fo:line-height="100%"/>
      <style:text-properties style:font-name="Ubuntu" fo:font-size="10pt" officeooo:rsid="001b8900" officeooo:paragraph-rsid="001a0870" style:font-size-asian="10pt" style:font-size-complex="10pt"/>
    </style:style>
    <style:style style:name="P20" style:family="paragraph" style:parent-style-name="Standard" style:list-style-name="L3">
      <style:paragraph-properties fo:line-height="100%"/>
      <style:text-properties style:font-name="Ubuntu" fo:font-size="10pt" officeooo:rsid="001d6bc8" officeooo:paragraph-rsid="001d6bc8" style:font-size-asian="10pt" style:font-size-complex="10pt"/>
    </style:style>
    <style:style style:name="P21" style:family="paragraph" style:parent-style-name="Standard" style:list-style-name="L3">
      <style:paragraph-properties fo:line-height="100%"/>
      <style:text-properties style:font-name="Ubuntu" fo:font-size="10pt" officeooo:rsid="001d6bc8" officeooo:paragraph-rsid="001e3bf2" style:font-size-asian="10pt" style:font-size-complex="10pt"/>
    </style:style>
    <style:style style:name="P22" style:family="paragraph" style:parent-style-name="Standard" style:list-style-name="L3">
      <style:paragraph-properties fo:line-height="100%"/>
      <style:text-properties style:font-name="Ubuntu" fo:font-size="10pt" officeooo:rsid="002008c6" officeooo:paragraph-rsid="002008c6" style:font-size-asian="10pt" style:font-size-complex="10pt"/>
    </style:style>
    <style:style style:name="P23" style:family="paragraph" style:parent-style-name="Standard" style:list-style-name="L3">
      <style:paragraph-properties fo:line-height="100%"/>
      <style:text-properties style:font-name="Ubuntu" fo:font-size="10pt" officeooo:rsid="001e3bf2" officeooo:paragraph-rsid="001e3bf2" style:font-size-asian="10pt" style:font-size-complex="10pt"/>
    </style:style>
    <style:style style:name="P24" style:family="paragraph" style:parent-style-name="Standard" style:list-style-name="L3">
      <style:paragraph-properties fo:line-height="100%"/>
      <style:text-properties style:font-name="Ubuntu" fo:font-size="10pt" officeooo:rsid="001f0a05" officeooo:paragraph-rsid="001f0a05" style:font-size-asian="10pt" style:font-size-complex="10pt"/>
    </style:style>
    <style:style style:name="P25" style:family="paragraph" style:parent-style-name="Standard" style:list-style-name="L4">
      <style:paragraph-properties fo:line-height="100%"/>
      <style:text-properties style:font-name="Ubuntu" fo:font-size="10pt" officeooo:rsid="0022b80b" officeooo:paragraph-rsid="0022b80b" style:font-size-asian="10pt" style:font-size-complex="10pt"/>
    </style:style>
    <style:style style:name="P26" style:family="paragraph" style:parent-style-name="Standard" style:list-style-name="L4">
      <style:paragraph-properties fo:line-height="100%"/>
      <style:text-properties style:font-name="Ubuntu" fo:font-size="10pt" officeooo:rsid="00241f46" officeooo:paragraph-rsid="00241f46" style:font-size-asian="10pt" style:font-size-complex="10pt"/>
    </style:style>
    <style:style style:name="P27" style:family="paragraph" style:parent-style-name="Standard" style:list-style-name="L5">
      <style:paragraph-properties fo:line-height="100%"/>
      <style:text-properties style:font-name="Ubuntu" fo:font-size="10pt" officeooo:rsid="00266b19" officeooo:paragraph-rsid="00266b19" style:font-size-asian="10pt" style:font-size-complex="10pt"/>
    </style:style>
    <style:style style:name="P28" style:family="paragraph" style:parent-style-name="Standard" style:list-style-name="L5">
      <style:paragraph-properties fo:line-height="100%"/>
      <style:text-properties style:font-name="Ubuntu" fo:font-size="10pt" officeooo:rsid="002676fd" officeooo:paragraph-rsid="002676fd" style:font-size-asian="10pt" style:font-size-complex="10pt"/>
    </style:style>
    <style:style style:name="P29" style:family="paragraph" style:parent-style-name="Standard" style:list-style-name="L5">
      <style:paragraph-properties fo:line-height="100%"/>
      <style:text-properties style:font-name="Ubuntu" fo:font-size="10pt" officeooo:rsid="0027b72e" officeooo:paragraph-rsid="0027b72e" style:font-size-asian="10pt" style:font-size-complex="10pt"/>
    </style:style>
    <style:style style:name="P30" style:family="paragraph" style:parent-style-name="Standard" style:list-style-name="L6">
      <style:paragraph-properties fo:line-height="100%"/>
      <style:text-properties style:font-name="Ubuntu" fo:font-size="10pt" officeooo:rsid="0027b72e" officeooo:paragraph-rsid="0027b72e" style:font-size-asian="10pt" style:font-size-complex="10pt"/>
    </style:style>
    <style:style style:name="P31" style:family="paragraph" style:parent-style-name="Standard" style:list-style-name="L6">
      <style:paragraph-properties fo:line-height="100%"/>
      <style:text-properties style:font-name="Ubuntu" fo:font-size="10pt" officeooo:rsid="002849ff" officeooo:paragraph-rsid="002849ff" style:font-size-asian="10pt" style:font-size-complex="10pt"/>
    </style:style>
    <style:style style:name="P32" style:family="paragraph" style:parent-style-name="Standard" style:list-style-name="L6">
      <style:paragraph-properties fo:line-height="100%"/>
      <style:text-properties style:font-name="Ubuntu" fo:font-size="10pt" officeooo:rsid="00296fd6" officeooo:paragraph-rsid="00296fd6" style:font-size-asian="10pt" style:font-size-complex="10pt"/>
    </style:style>
    <style:style style:name="P33" style:family="paragraph" style:parent-style-name="Standard" style:list-style-name="L7">
      <style:paragraph-properties fo:line-height="100%"/>
      <style:text-properties style:font-name="Ubuntu" fo:font-size="10pt" officeooo:rsid="00296fd6" officeooo:paragraph-rsid="00296fd6" style:font-size-asian="10pt" style:font-size-complex="10pt"/>
    </style:style>
    <style:style style:name="P34" style:family="paragraph" style:parent-style-name="Standard" style:list-style-name="L8">
      <style:paragraph-properties fo:line-height="100%"/>
      <style:text-properties style:font-name="Ubuntu" fo:font-size="10pt" officeooo:rsid="002b69ef" officeooo:paragraph-rsid="002b69ef" style:font-size-asian="10pt" style:font-size-complex="10pt"/>
    </style:style>
    <style:style style:name="P35" style:family="paragraph" style:parent-style-name="Standard">
      <style:paragraph-properties fo:line-height="100%"/>
      <style:text-properties style:font-name="Ubuntu" fo:font-size="10pt" officeooo:rsid="00313347" officeooo:paragraph-rsid="00313347" style:font-size-asian="10pt" style:font-size-complex="10pt"/>
    </style:style>
    <style:style style:name="P36" style:family="paragraph" style:parent-style-name="Standard" style:list-style-name="L9">
      <style:paragraph-properties fo:line-height="100%"/>
      <style:text-properties style:font-name="Ubuntu" fo:font-size="10pt" officeooo:rsid="00313347" officeooo:paragraph-rsid="00313347" style:font-size-asian="10pt" style:font-size-complex="10pt"/>
    </style:style>
    <style:style style:name="P37" style:family="paragraph" style:parent-style-name="Standard" style:list-style-name="L9">
      <style:paragraph-properties fo:line-height="100%"/>
      <style:text-properties style:font-name="Ubuntu" fo:font-size="10pt" officeooo:rsid="0032c742" officeooo:paragraph-rsid="0032c742" style:font-size-asian="10pt" style:font-size-complex="10pt"/>
    </style:style>
    <style:style style:name="P38" style:family="paragraph" style:parent-style-name="Standard" style:list-style-name="L9">
      <style:paragraph-properties fo:line-height="100%"/>
      <style:text-properties style:font-name="Ubuntu" fo:font-size="10pt" officeooo:rsid="0034b591" officeooo:paragraph-rsid="0034b591" style:font-size-asian="10pt" style:font-size-complex="10pt"/>
    </style:style>
    <style:style style:name="P39" style:family="paragraph" style:parent-style-name="Standard" style:list-style-name="L2">
      <style:paragraph-properties fo:line-height="100%"/>
      <style:text-properties officeooo:rsid="001d6bc8" officeooo:paragraph-rsid="001d6bc8"/>
    </style:style>
    <style:style style:name="P40" style:family="paragraph" style:parent-style-name="Standard" style:list-style-name="L3">
      <style:paragraph-properties fo:line-height="100%"/>
      <style:text-properties officeooo:rsid="001f0a05" officeooo:paragraph-rsid="001f0a05"/>
    </style:style>
    <style:style style:name="T1" style:family="text">
      <style:text-properties fo:font-weight="bold" style:font-weight-asian="bold" style:font-weight-complex="bold"/>
    </style:style>
    <style:style style:name="T2" style:family="text">
      <style:text-properties officeooo:rsid="0013dace"/>
    </style:style>
    <style:style style:name="T3" style:family="text">
      <style:text-properties officeooo:rsid="0015483a"/>
    </style:style>
    <style:style style:name="T4" style:family="text">
      <style:text-properties officeooo:rsid="00169c79"/>
    </style:style>
    <style:style style:name="T5" style:family="text">
      <style:text-properties officeooo:rsid="00198a03"/>
    </style:style>
    <style:style style:name="T6" style:family="text">
      <style:text-properties style:font-name="Ubuntu" fo:font-size="10pt" style:font-size-asian="10pt" style:font-size-complex="10pt"/>
    </style:style>
    <style:style style:name="T7" style:family="text">
      <style:text-properties style:font-name="Ubuntu" fo:font-size="10pt" officeooo:rsid="001b8900" style:font-size-asian="10pt" style:font-size-complex="10pt"/>
    </style:style>
    <style:style style:name="T8" style:family="text">
      <style:text-properties style:font-name="Ubuntu" fo:font-size="10pt" officeooo:rsid="001f4f50" style:font-size-asian="10pt" style:font-size-complex="10pt"/>
    </style:style>
    <style:style style:name="T9" style:family="text">
      <style:text-properties officeooo:rsid="00285c79"/>
    </style:style>
    <style:style style:name="T10" style:family="text">
      <style:text-properties officeooo:rsid="0032c7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cture 1 – Notes</text:p>
      <text:p text:style-name="P1"/>
      <text:p text:style-name="P1"/>
      <text:p text:style-name="P2"><text:span text:style-name="T1">Applications</text:span>:</text:p>
      <text:p text:style-name="P2">- Xrays</text:p>
      <text:p text:style-name="P2">- Voices of people, music.</text:p>
      <text:p text:style-name="P2">- Image recognition.</text:p>
      <text:p text:style-name="P2"/>
      <text:p text:style-name="P2"><text:span text:style-name="T1">Reason Deep Learning</text:span>:</text:p>
      <text:p text:style-name="P2">- This type of unstructured data is difficult for a standard ML algorithm to predict.</text:p>
      <text:p text:style-name="P2">- <text:span text:style-name="T2">Fundamental of a machine learning algorithm has an input, and and output, and we use a</text:span></text:p>
      <text:p text:style-name="P2"><text:s text:c="2"/><text:span text:style-name="T2">function f(x) that takes in the input and spits out an output.</text:span></text:p>
      <text:p text:style-name="P2">- <text:span text:style-name="T2">In traditional machine learning we can only use one function.</text:span></text:p>
      <text:p text:style-name="P3">- <text:span text:style-name="T2">Deep learning has multiple layers, each of constitutes an f(x).</text:span></text:p>
      <text:p text:style-name="P3">- <text:span text:style-name="T3">ML: <text:s/>hand engineered features are time consuming, brittle and not scalabe, i.e. trying to create a function that describes a bike. <text:s/>You would have to create a complex function for everything.</text:span></text:p>
      <text:p text:style-name="P3">- <text:span text:style-name="T4">Deep learning can learn the underlying features directly from the data.</text:span></text:p>
      <text:p text:style-name="P3"/>
      <text:p text:style-name="P5"><text:span text:style-name="T1">Deep Learning Algorithms</text:span>:</text:p>
      <text:p text:style-name="P5">- First was called a “perceptron” to learn weights.</text:p>
      <text:p text:style-name="P5">- <text:span text:style-name="T5">Require a lot of memory. <text:s/>This is why AI and Deep learning was not popular 15 years ago.</text:span></text:p>
      <text:p text:style-name="P5"/>
      <text:p text:style-name="P6"><text:span text:style-name="T1">The Perceptron </text:span>– Structural Building Block of Deep Learning</text:p>
      <text:p text:style-name="P7"/>
      <text:p text:style-name="P7">Objects: <text:s/>Inputs and outputs, nodes and weights.</text:p>
      <text:list xml:id="list3486446849" text:style-name="L1">
        <text:list-item>
          <text:p text:style-name="P18">Inputs</text:p>
        </text:list-item>
        <text:list-item>
          <text:p text:style-name="P18">Outputs</text:p>
        </text:list-item>
        <text:list-item>
          <text:p text:style-name="P18">Sigma: <text:s/>Our initialize function</text:p>
        </text:list-item>
        <text:list-item>
          <text:p text:style-name="P18">Weights: </text:p>
        </text:list-item>
      </text:list>
      <text:p text:style-name="P6"/>
      <text:p text:style-name="P8">Formula: <text:s/>Need to multiple each weight by each input.</text:p>
      <text:list xml:id="list3534391058" text:style-name="L2">
        <text:list-item>
          <text:p text:style-name="P19">The first step of a perception is still a linear function. <text:s/></text:p>
        </text:list-item>
        <text:list-item>
          <text:p text:style-name="P39"><text:span text:style-name="T7">A</text:span><text:span text:style-name="T6">pply a non-linear function, which allows us to simulate a non-linear function. </text:span></text:p>
        </text:list-item>
      </text:list>
      <text:p text:style-name="P9"/>
      <text:p text:style-name="P9">Forward Propagation:</text:p>
      <text:list xml:id="list1497323784" text:style-name="L3">
        <text:list-item>
          <text:p text:style-name="P20">Bias: <text:s/>Perceptron includes a bias. <text:s/>This bias always has a value of 1. <text:s/>It is the y intercept. </text:p>
          <text:list>
            <text:list-item>
              <text:p text:style-name="P22">Note: <text:s/>We only add the bias to a non-linear function. </text:p>
            </text:list-item>
          </text:list>
        </text:list-item>
        <text:list-item>
          <text:p text:style-name="P20">Theta 0: <text:s/>Will be our bias in the function. </text:p>
        </text:list-item>
        <text:list-item>
          <text:p text:style-name="P20">Y = g(Theta 0 + X^T*Theta</text:p>
        </text:list-item>
        <text:list-item>
          <text:p text:style-name="P20">here “g” is our activation function. <text:s/>One example of an activation function is the sigmoid function. </text:p>
        </text:list-item>
        <text:list-item>
          <text:p text:style-name="P23">Activation function:</text:p>
          <text:list>
            <text:list-item>
              <text:p text:style-name="P23">Not always required. </text:p>
            </text:list-item>
            <text:list-item>
              <text:p text:style-name="P21">Sigmoid: <text:s/>Most commonly used in Deep Learning. <text:s/>The other is ReLU.</text:p>
            </text:list-item>
            <text:list-item>
              <text:p text:style-name="P40"><text:span text:style-name="T6">They are all non-linear functions. <text:s/></text:span><text:span text:style-name="T8">Their output will be 0 to 1. </text:span></text:p>
            </text:list-item>
            <text:list-item>
              <text:p text:style-name="P24">Process: <text:s/>See slide. <text:s/>We first take a sum of all of the X values * their weight and then apply the activation function. <text:s text:c="2"/>This is very important to understand. <text:s/></text:p>
            </text:list-item>
          </text:list>
        </text:list-item>
      </text:list>
      <text:p text:style-name="P10"/>
      <text:p text:style-name="P11">How can we build a Neural Network with a Perceptron? </text:p>
      <text:list xml:id="list3600941061" text:style-name="L4">
        <text:list-item>
          <text:p text:style-name="P25">Slide Perceptron Simplified:</text:p>
          <text:list>
            <text:list-item>
              <text:p text:style-name="P25">We have inputs, a single node or layer “z” and then the application of our activation function y = g(z). </text:p>
            </text:list-item>
            <text:list-item>
              <text:p text:style-name="P25">Each layer is called a node. </text:p>
            </text:list-item>
            <text:list-item>
              <text:p text:style-name="P26">Formula </text:p>
              <text:list>
                <text:list-item>
                  <text:p text:style-name="P26">z = Theta0 + Sigma(Xj * ThetaJ). </text:p>
                </text:list-item>
                <text:list-item>
                  <text:p text:style-name="P26">Here Theta0 is our bias, which is added to the sum of our X inputs times Theta weights. </text:p>
                </text:list-item>
                <text:list-item>
                  <text:p text:style-name="P26"/>
                </text:list-item>
              </text:list>
            </text:list-item>
          </text:list>
        </text:list-item>
      </text:list>
      <text:p text:style-name="P9"/>
      <text:p text:style-name="P9"/>
      <text:p text:style-name="P9"><text:soft-page-break/></text:p>
      <text:p text:style-name="P9"/>
      <text:p text:style-name="P12">How to make a perceptron more complicated?</text:p>
      <text:list xml:id="list2864157600" text:style-name="L5">
        <text:list-item>
          <text:p text:style-name="P27">We can add more neurons. </text:p>
        </text:list-item>
        <text:list-item>
          <text:p text:style-name="P27">In the class example, we still have one layer of inputs (X1 &gt; Xm), two outputs and one layer with two nodes. <text:s/></text:p>
        </text:list-item>
        <text:list-item>
          <text:p text:style-name="P27">and one layer in the neural network, but this time we have two nodes, Z1 and Z2. </text:p>
        </text:list-item>
        <text:list-item>
          <text:p text:style-name="P27">Each column of Z’s is a single layer. <text:s/>Each Z is a neuron. </text:p>
        </text:list-item>
        <text:list-item>
          <text:p text:style-name="P27">Nodes: <text:s/>Each circle represents a circle, and each arrow from one node to another is an edge. </text:p>
        </text:list-item>
        <text:list-item>
          <text:p text:style-name="P27">Arrows: <text:s/>Are considered the edges, which I guess represents where the nodes interact. </text:p>
        </text:list-item>
        <text:list-item>
          <text:p text:style-name="P27">For each input there are four edges. <text:s/>So that means 3 * 4, then for 4 nodes you have two outputs, which is 4*2. <text:s/>So in total that is 20. </text:p>
        </text:list-item>
        <text:list-item>
          <text:p text:style-name="P28">Training: <text:s/>The fitting process is to find weights to get a good output or our predictive value. </text:p>
        </text:list-item>
        <text:list-item>
          <text:p text:style-name="P28">Why would we want four nodes for three inputs?</text:p>
        </text:list-item>
        <text:list-item>
          <text:p text:style-name="P29">Always calculate a sum, add a bias and then a weight. </text:p>
        </text:list-item>
      </text:list>
      <text:p text:style-name="P13"/>
      <text:p text:style-name="P13"/>
      <text:p text:style-name="P13">Example Problem: <text:s/>Pass This Class</text:p>
      <text:list xml:id="list3836386388" text:style-name="L6">
        <text:list-item>
          <text:p text:style-name="P30">x1 = Number of Lectures attended</text:p>
        </text:list-item>
        <text:list-item>
          <text:p text:style-name="P30">x2 = hours spent on the final project <text:span text:style-name="T9">(vertical axis)</text:span></text:p>
        </text:list-item>
        <text:list-item>
          <text:p text:style-name="P31">Input value is the x &amp; y value from the euclidean distance (x1,y1), (x2,y2), etc. </text:p>
        </text:list-item>
        <text:list-item>
          <text:p text:style-name="P32">Has 2 inputs, 3 nodes, 1 output, pass or not. </text:p>
        </text:list-item>
      </text:list>
      <text:p text:style-name="P14"/>
      <text:p text:style-name="P14">Quantifying Loss:</text:p>
      <text:list xml:id="list2640333193" text:style-name="L7">
        <text:list-item>
          <text:p text:style-name="P33">Loss: <text:s/>What is the loss in this model?</text:p>
          <text:list>
            <text:list-item>
              <text:p text:style-name="P33">Predicted value minus actual. <text:s/>L(f(xi, theta), yi)</text:p>
            </text:list-item>
          </text:list>
        </text:list-item>
      </text:list>
      <text:p text:style-name="P15"/>
      <text:p text:style-name="P16">Tutorial – Training First Model – Fahrenheit</text:p>
      <text:list xml:id="list3989914749" text:style-name="L8">
        <text:list-item>
          <text:p text:style-name="P34">Our neural network will have a single input and a single output. </text:p>
        </text:list-item>
        <text:list-item>
          <text:p text:style-name="P34">F = c * 1.8 + 32. </text:p>
        </text:list-item>
        <text:list-item>
          <text:p text:style-name="P34">One neuron is enough. You can put two, but one is ideal. </text:p>
        </text:list-item>
      </text:list>
      <text:p text:style-name="P4"/>
      <text:p text:style-name="P4"/>
      <text:p text:style-name="P35">Tutorial 1:</text:p>
      <text:list xml:id="list266570484" text:style-name="L9">
        <text:list-item>
          <text:p text:style-name="P36">No activation function added. <text:span text:style-name="T10">­</text:span></text:p>
        </text:list-item>
        <text:list-item>
          <text:p text:style-name="P36">Loss optimization: <text:s/>minimizes our loss function. <text:s/><text:span text:style-name="T10">Here, we are using the mean squared error. </text:span></text:p>
        </text:list-item>
        <text:list-item>
          <text:p text:style-name="P37">Function optimizes the loss function by recalculating the weights. <text:s/></text:p>
        </text:list-item>
        <text:list-item>
          <text:p text:style-name="P37">Each time we calculate our gradient we multiply it by a theta, which represents the size of our step. This Theta is known as the “learning rate”. </text:p>
        </text:list-item>
        <text:list-item>
          <text:p text:style-name="P37">How do we find the optimal learning rate? <text:s/>One approach is to randomly choose a lot of different learning rates. <text:s/>This is not the optimal solution. </text:p>
        </text:list-item>
        <text:list-item>
          <text:p text:style-name="P37">The correct approach is to design an adaptive learning rate to the landscape. It is based on the size of the gradient. If the gradient is large, then the learning rate should be small. “Adam” is an algorithm that helps us to determine this dynamic learning rate. </text:p>
        </text:list-item>
        <text:list-item>
          <text:p text:style-name="P38">What is Stochastic Gradient Descen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1:56:32.950113083</meta:creation-date>
    <meta:generator>LibreOffice/6.0.7.3$Linux_X86_64 LibreOffice_project/00m0$Build-3</meta:generator>
    <dc:date>2019-03-31T17:18:09.900587129</dc:date>
    <meta:editing-duration>PT1H21M41S</meta:editing-duration>
    <meta:editing-cycles>29</meta:editing-cycles>
    <meta:document-statistic meta:table-count="0" meta:image-count="0" meta:object-count="0" meta:page-count="2" meta:paragraph-count="75" meta:word-count="839" meta:character-count="4479" meta:non-whitespace-character-count="3686"/>
  </office:meta>
</office:document-meta>
</file>